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meta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hart_1/meta.xml" manifest:media-type="text/xml"/>
  <manifest:file-entry manifest:full-path="chart_1/content.xml" manifest:media-type="text/xml"/>
  <manifest:file-entry manifest:full-path="chart_1/styles.xml" manifest:media-type="text/xml"/>
  <manifest:file-entry manifest:full-path="chart_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5.006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4]" style:apply-style-name="Bad" style:base-cell-address="'Weller WT-50 Calculations'.C7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24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46" style:family="table-cell" style:parent-style-name="Default">
      <style:text-properties fo:color="#c9211e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4]" style:apply-style-name="Error" style:base-cell-address="'Curve Fit - NTC_MF58,10K, B3950'.B52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109" style:family="table-cell" style:parent-style-name="Default" style:data-style-name="N11"/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ller WT-50 Calculations" table:style-name="ta1">
        <table:shapes>
          <draw:frame draw:z-index="0" draw:style-name="gr1" draw:text-style-name="P1" svg:width="10.217cm" svg:height="6.384cm" svg:x="16.41cm" svg:y="1.95cm">
            <draw:object draw:notify-on-update-of-ranges="'Weller WT-50 Calculations'.A7:'Weller WT-50 Calculations'.A13 'Weller WT-50 Calculations'.C6:'Weller WT-50 Calculations'.C6 'Weller WT-50 Calculations'.C7:'Weller WT-50 Calculation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9:'Weller WT-50 Calculations'.A43 'Weller WT-50 Calculations'.B38:'Weller WT-50 Calculations'.B38 'Weller WT-50 Calculations'.B39:'Weller WT-50 Calculations'.B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9:'Weller WT-50 Calculations'.A43 'Weller WT-50 Calculations'.B39:'Weller WT-50 Calculations'.B43 'Weller WT-50 Calculations'.F39:'Weller WT-50 Calculations'.F43 'Weller WT-50 Calculations'.G39:'Weller WT-50 Calculations'.G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1" table:default-cell-style-name="ce39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covered-table-cell table:number-columns-repeated="2"/>
          <table:table-cell table:number-columns-repeated="1010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bias(eff)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1</text:p>
          </table:table-cell>
          <table:table-cell table:style-name="ce35" office:value-type="string" calcext:value-type="string">
            <text:p>Rf1</text:p>
          </table:table-cell>
          <table:table-cell table:style-name="ce35" office:value-type="string" calcext:value-type="string">
            <text:p>Rpup</text:p>
          </table:table-cell>
          <table:table-cell table:style-name="ce35" office:value-type="string" calcext:value-type="string">
            <text:p>Av</text:p>
          </table:table-cell>
          <table:table-cell table:style-name="ce55" table:number-columns-repeated="1003"/>
          <table:table-cell table:number-columns-repeated="4"/>
        </table:table-row>
        <table:table-row table:style-name="ro1">
          <table:table-cell table:style-name="ce33" office:value-type="float" office:value="1000000000" calcext:value-type="float">
            <text:p>1000000000</text:p>
          </table:table-cell>
          <table:table-cell table:style-name="ce33" office:value-type="float" office:value="22000" calcext:value-type="float">
            <text:p>22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Vbias*Rop_amp)/(Rop_amp+Rbias_eff)" office:value-type="float" office:value="3.29992896434715" calcext:value-type="float">
            <text:p>3.30</text:p>
          </table:table-cell>
          <table:table-cell table:style-name="ce33" table:formula="of:=(Rpup*Rbias)/(Rpup+Rbias)" office:value-type="float" office:value="21526.4187866928" calcext:value-type="float">
            <text:p>21526</text:p>
          </table:table-cell>
          <table:table-cell table:style-name="ce33" table:formula="of:=(Rop_amp*Rbias_eff)/(Rop_amp+Rbias_eff)" office:value-type="float" office:value="21525.9554099619" calcext:value-type="float">
            <text:p>21526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33" office:value-type="float" office:value="47000" calcext:value-type="float">
            <text:p>47000</text:p>
          </table:table-cell>
          <table:table-cell table:style-name="ce33" office:value-type="float" office:value="1000000" calcext:value-type="float">
            <text:p>1000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1003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(mV)</text:p>
          </table:table-cell>
          <table:table-cell table:style-name="ce35" office:value-type="string" calcext:value-type="string">
            <text:p>Vop-amp(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([.$A7]/([.$A7]+Rth))" office:value-type="float" office:value="1.532288167174" calcext:value-type="float">
            <text:p>1.5</text:p>
          </table:table-cell>
          <table:table-cell table:style-name="ce40" table:formula="of:=Av*Vth*([.$A7]/([.$A7]+Rth))" office:value-type="float" office:value="0.3064576334348" calcext:value-type="float">
            <text:p>0.31</text:p>
          </table:table-cell>
          <table:table-cell table:style-name="ce33" table:formula="of:=[.C7]/ADC_Step" office:value-type="float" office:value="6694.66915492769" calcext:value-type="float">
            <text:p>6695</text:p>
          </table:table-cell>
          <table:table-cell table:style-name="ce11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8]/([.$A8]+Rth))" office:value-type="float" office:value="3.36915664778451" calcext:value-type="float">
            <text:p>3.4</text:p>
          </table:table-cell>
          <table:table-cell table:style-name="ce40" table:formula="of:=Av*Vth*([.$A8]/([.$A8]+Rth))" office:value-type="float" office:value="0.673831329556902" calcext:value-type="float">
            <text:p>0.67</text:p>
          </table:table-cell>
          <table:table-cell table:style-name="ce33" table:formula="of:=[.C8]/ADC_Step" office:value-type="float" office:value="14720.0700046137" calcext:value-type="float">
            <text:p>1472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9]/([.$A9]+Rth))" office:value-type="float" office:value="5.02621821376181" calcext:value-type="float">
            <text:p>5.0</text:p>
          </table:table-cell>
          <table:table-cell table:style-name="ce40" table:formula="of:=Av*Vth*([.$A9]/([.$A9]+Rth))" office:value-type="float" office:value="1.00524364275236" calcext:value-type="float">
            <text:p>1.01</text:p>
          </table:table-cell>
          <table:table-cell table:style-name="ce33" table:formula="of:=[.C9]/ADC_Step" office:value-type="float" office:value="21959.8824571396" calcext:value-type="float">
            <text:p>2196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10]/([.$A10]+Rth))" office:value-type="float" office:value="8.56252450221177" calcext:value-type="float">
            <text:p>8.6</text:p>
          </table:table-cell>
          <table:table-cell table:style-name="ce40" table:formula="of:=Av*Vth*([.$A10]/([.$A10]+Rth))" office:value-type="float" office:value="1.71250490044235" calcext:value-type="float">
            <text:p>1.71</text:p>
          </table:table-cell>
          <table:table-cell table:style-name="ce33" table:formula="of:=[.C10]/ADC_Step" office:value-type="float" office:value="37410.24038513" calcext:value-type="float">
            <text:p>37410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11]/([.$A11]+Rth))" office:value-type="float" office:value="9.93450167488181" calcext:value-type="float">
            <text:p>9.9</text:p>
          </table:table-cell>
          <table:table-cell table:style-name="ce40" table:formula="of:=Av*Vth*([.$A11]/([.$A11]+Rth))" office:value-type="float" office:value="1.98690033497636" calcext:value-type="float">
            <text:p>1.99</text:p>
          </table:table-cell>
          <table:table-cell table:style-name="ce33" table:formula="of:=[.C11]/ADC_Step" office:value-type="float" office:value="43404.5001176703" calcext:value-type="float">
            <text:p>43405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12]/([.$A12]+Rth))" office:value-type="float" office:value="10.6962170980287" calcext:value-type="float">
            <text:p>10.7</text:p>
          </table:table-cell>
          <table:table-cell table:style-name="ce40" table:formula="of:=Av*Vth*([.$A12]/([.$A12]+Rth))" office:value-type="float" office:value="2.13924341960575" calcext:value-type="float">
            <text:p>2.14</text:p>
          </table:table-cell>
          <table:table-cell table:style-name="ce33" table:formula="of:=[.C12]/ADC_Step" office:value-type="float" office:value="46732.4855824274" calcext:value-type="float">
            <text:p>46732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Vth*([.$A13]/([.$A13]+Rth))" office:value-type="float" office:value="12.2185902978422" calcext:value-type="float">
            <text:p>12.2</text:p>
          </table:table-cell>
          <table:table-cell table:style-name="ce40" table:formula="of:=Av*Vth*([.$A13]/([.$A13]+Rth))" office:value-type="float" office:value="2.44371805956845" calcext:value-type="float">
            <text:p>2.44</text:p>
          </table:table-cell>
          <table:table-cell table:style-name="ce33" table:formula="of:=[.C13]/ADC_Step" office:value-type="float" office:value="53383.8355839592" calcext:value-type="float">
            <text:p>53384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67" office:value-type="float" office:value="2.5" calcext:value-type="float">
            <text:p>2.50</text:p>
          </table:table-cell>
          <table:table-cell table:style-name="ce33" table:formula="of:=[.C14]/ADC_Step" office:value-type="float" office:value="54613.3333333333" calcext:value-type="float">
            <text:p>54613</text:p>
          </table:table-cell>
          <table:table-cell table:style-name="ce119" office:value-type="string" calcext:value-type="string" table:number-columns-spanned="3" table:number-rows-spanned="2">
            <text:p>&lt;= ~Limit of linear operation of amplifier with diode clamp</text:p>
          </table:table-cell>
          <table:covered-table-cell table:style-name="ce124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4" office:value-type="string" calcext:value-type="string">
            <text:p>ADC Step (16 bit)</text:p>
          </table:table-cell>
          <table:table-cell table:style-name="ce77" table:formula="of:=3/(2^16)" office:value-type="float" office:value="0.0000457763671875" calcext:value-type="float">
            <text:p>4.6E-05</text:p>
          </table:table-cell>
          <table:table-cell table:style-name="ce70"/>
          <table:covered-table-cell table:number-columns-repeated="3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4"/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4"/>
          <table:table-cell table:style-name="ce123" table:number-columns-repeated="2"/>
          <table:table-cell table:style-name="ce133" table:number-columns-repeated="4"/>
          <table:table-cell table:number-columns-repeated="1007"/>
        </table:table-row>
        <table:table-row table:style-name="ro1">
          <table:table-cell table:style-name="ce24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style-name="ce24"/>
          <table:covered-table-cell table:number-columns-repeated="2" table:style-name="ce123"/>
          <table:covered-table-cell table:number-columns-repeated="2" table:style-name="ce133"/>
          <table:table-cell table:style-name="ce13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9]-[.$C$20])/([.$D$19]-[.$D$20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1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20]-[.D20]*[.C21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2]*[.L22]/([.K22]+[.L22])" office:value-type="float" office:value="2.53899165759884" calcext:value-type="float">
            <text:p>2.54</text:p>
          </table:table-cell>
          <table:table-cell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2]+[.A26]*[.$C$21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43" office:value-type="string" calcext:value-type="string">
            <text:p>P (watts)</text:p>
          </table:table-cell>
          <table:table-cell/>
          <table:table-cell table:style-name="ce130"/>
          <table:table-cell table:number-columns-repeated="1006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2]+[.A27]*[.$C$21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34" table:formula="of:=SQRT(2)*[.G27]/[.F27]" office:value-type="float" office:value="3.17206780345367" calcext:value-type="float">
            <text:p>3.17</text:p>
          </table:table-cell>
          <table:table-cell table:style-name="ce43" table:formula="of:=[.G27]*[.G27]/[.F27]" office:value-type="float" office:value="53.8317757009346" calcext:value-type="float">
            <text:p>53.8</text:p>
          </table:table-cell>
          <table:table-cell/>
          <table:table-cell table:style-name="ce131"/>
          <table:table-cell table:number-columns-repeated="1006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2]+[.A28]*[.$C$21]" office:value-type="float" office:value="175.806451612903" calcext:value-type="float">
            <text:p>175.8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4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E$42]*[.A39]^0 + [.$E$43]*[.A39]^1 + [.$E$44]*[.A39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2]*[.F39]^0 + [.E$43]*[.F39]^1 + [.E$44]*[.F39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E$42]*[.A40]^0 + [.$E$43]*[.A40]^1 + [.$E$44]*[.A40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2]*[.F40]^0 + [.E$43]*[.F40]^1 + [.E$44]*[.F40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E$42]*[.A41]^0 + [.$E$43]*[.A41]^1 + [.$E$44]*[.A41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2]*[.F41]^0 + [.E$43]*[.F41]^1 + [.E$44]*[.F41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E$42]*[.A42]^0 + [.$E$43]*[.A42]^1 + [.$E$44]*[.A42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2]*[.F42]^0 + [.E$43]*[.F42]^1 + [.E$44]*[.F42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E$42]*[.A43]^0 + [.$E$43]*[.A43]^1 + [.$E$44]*[.A43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2]*[.F43]^0 + [.E$43]*[.F43]^1 + [.E$44]*[.F43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46]*[.$E$39]+[.$E$40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Weller WT-50 Calculations'.C7:'Weller WT-50 Calculations'.C13">
            <calcext:condition calcext:apply-style-name="Bad" calcext:value="&gt;[.$C$14]" calcext:base-cell-address="'Weller WT-50 Calculations'.C7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number-columns-repeated="5" table:default-cell-style-name="Default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43" office:value-type="float" office:value="0.65" calcext:value-type="float">
            <text:p>0.7</text:p>
          </table:table-cell>
          <table:table-cell table:style-name="ce43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8" office:value-type="float" office:value="20" calcext:value-type="float">
            <text:p>20.0</text:p>
          </table:table-cell>
          <table:table-cell table:style-name="ce43" table:formula="of:=[.B5]*[.$C$4]" office:value-type="float" office:value="13" calcext:value-type="float">
            <text:p>13.0</text:p>
          </table:table-cell>
          <table:table-cell table:style-name="ce43" table:formula="of:=[.C5]*[.$C$4]" office:value-type="float" office:value="8.45" calcext:value-type="float">
            <text:p>8.5</text:p>
          </table:table-cell>
          <table:table-cell table:style-name="ce43" table:formula="of:=[.D5]*[.$C$4]" office:value-type="float" office:value="5.4925" calcext:value-type="float">
            <text:p>5.5</text:p>
          </table:table-cell>
          <table:table-cell table:style-name="ce43" table:formula="of:=[.E5]*[.$C$4]" office:value-type="float" office:value="3.570125" calcext:value-type="float">
            <text:p>3.6</text:p>
          </table:table-cell>
          <table:table-cell table:style-name="ce43" table:formula="of:=[.F5]*[.$C$4]" office:value-type="float" office:value="2.32058125" calcext:value-type="float">
            <text:p>2.3</text:p>
          </table:table-cell>
          <table:table-cell table:style-name="ce43" table:formula="of:=[.G5]*[.$C$4]" office:value-type="float" office:value="1.5083778125" calcext:value-type="float">
            <text:p>1.5</text:p>
          </table:table-cell>
          <table:table-cell table:style-name="ce43" table:formula="of:=[.H5]*[.$C$4]" office:value-type="float" office:value="0.980445578125" calcext:value-type="float">
            <text:p>1.0</text:p>
          </table:table-cell>
          <table:table-cell table:style-name="ce43" table:formula="of:=[.I5]*[.$C$4]" office:value-type="float" office:value="0.63728962578125" calcext:value-type="float">
            <text:p>0.6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57142857142857" calcext:value-type="float">
            <text:p>1.57</text:p>
          </table:table-cell>
          <table:table-cell table:style-name="ce23" table:formula="of:=[.$B$3]*[.C5]/([.$B$4]+[.C5])" office:value-type="float" office:value="1.22571428571429" calcext:value-type="float">
            <text:p>1.23</text:p>
          </table:table-cell>
          <table:table-cell table:style-name="ce23" table:formula="of:=[.$B$3]*[.D5]/([.$B$4]+[.D5])" office:value-type="float" office:value="0.915763546798029" calcext:value-type="float">
            <text:p>0.92</text:p>
          </table:table-cell>
          <table:table-cell table:style-name="ce23" table:formula="of:=[.$B$3]*[.E5]/([.$B$4]+[.E5])" office:value-type="float" office:value="0.659279803582795" calcext:value-type="float">
            <text:p>0.66</text:p>
          </table:table-cell>
          <table:table-cell table:style-name="ce23" table:formula="of:=[.$B$3]*[.F5]/([.$B$4]+[.F5])" office:value-type="float" office:value="0.460749116400487" calcext:value-type="float">
            <text:p>0.46</text:p>
          </table:table-cell>
          <table:table-cell table:style-name="ce23" table:formula="of:=[.$B$3]*[.G5]/([.$B$4]+[.G5])" office:value-type="float" office:value="0.3148739763364" calcext:value-type="float">
            <text:p>0.31</text:p>
          </table:table-cell>
          <table:table-cell table:style-name="ce23" table:formula="of:=[.$B$3]*[.H5]/([.$B$4]+[.H5])" office:value-type="float" office:value="0.211739271035676" calcext:value-type="float">
            <text:p>0.21</text:p>
          </table:table-cell>
          <table:table-cell table:style-name="ce23" table:formula="of:=[.$B$3]*[.I5]/([.$B$4]+[.I5])" office:value-type="float" office:value="0.140792326972647" calcext:value-type="float">
            <text:p>0.14</text:p>
          </table:table-cell>
          <table:table-cell table:style-name="ce23" table:formula="of:=[.$B$3]*[.J5]/([.$B$4]+[.J5])" office:value-type="float" office:value="0.0929022776067232" calcext:value-type="float">
            <text:p>0.09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3469387755102" calcext:value-type="float">
            <text:p>0.12</text:p>
          </table:table-cell>
          <table:table-cell table:style-name="ce23" table:formula="of:=1000*[.C6]^2/(1000*[.C5])" office:value-type="float" office:value="0.115567346938776" calcext:value-type="float">
            <text:p>0.12</text:p>
          </table:table-cell>
          <table:table-cell table:style-name="ce23" table:formula="of:=1000*[.D6]^2/(1000*[.D5])" office:value-type="float" office:value="0.0992453104904268" calcext:value-type="float">
            <text:p>0.10</text:p>
          </table:table-cell>
          <table:table-cell table:style-name="ce23" table:formula="of:=1000*[.E6]^2/(1000*[.E5])" office:value-type="float" office:value="0.0791351587459571" calcext:value-type="float">
            <text:p>0.08</text:p>
          </table:table-cell>
          <table:table-cell table:style-name="ce23" table:formula="of:=1000*[.F6]^2/(1000*[.F5])" office:value-type="float" office:value="0.0594628334480808" calcext:value-type="float">
            <text:p>0.06</text:p>
          </table:table-cell>
          <table:table-cell table:style-name="ce23" table:formula="of:=1000*[.G6]^2/(1000*[.G5])" office:value-type="float" office:value="0.042724477315283" calcext:value-type="float">
            <text:p>0.04</text:p>
          </table:table-cell>
          <table:table-cell table:style-name="ce23" table:formula="of:=1000*[.H6]^2/(1000*[.H5])" office:value-type="float" office:value="0.0297230034326823" calcext:value-type="float">
            <text:p>0.03</text:p>
          </table:table-cell>
          <table:table-cell table:style-name="ce23" table:formula="of:=1000*[.I6]^2/(1000*[.I5])" office:value-type="float" office:value="0.020217827257971" calcext:value-type="float">
            <text:p>0.02</text:p>
          </table:table-cell>
          <table:table-cell table:style-name="ce23" table:formula="of:=1000*[.J6]^2/(1000*[.J5])" office:value-type="float" office:value="0.0135430310417123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12" calcext:value-type="float">
            <text:p>12.0</text:p>
          </table:table-cell>
          <table:table-cell table:style-name="ce43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18.8571428571429" calcext:value-type="float">
            <text:p>18.9</text:p>
          </table:table-cell>
          <table:table-cell table:style-name="ce19" table:formula="of:=[.$B$8]*[.$B$3]*[.C5]/([.C5]+[.$B$4])" office:value-type="float" office:value="14.7085714285714" calcext:value-type="float">
            <text:p>14.7</text:p>
          </table:table-cell>
          <table:table-cell table:style-name="ce19" table:formula="of:=[.$B$8]*[.$B$3]*[.D5]/([.D5]+[.$B$4])" office:value-type="float" office:value="10.9891625615764" calcext:value-type="float">
            <text:p>11.0</text:p>
          </table:table-cell>
          <table:table-cell table:style-name="ce19" table:formula="of:=[.$B$8]*[.$B$3]*[.E5]/([.E5]+[.$B$4])" office:value-type="float" office:value="7.91135764299354" calcext:value-type="float">
            <text:p>7.9</text:p>
          </table:table-cell>
          <table:table-cell table:style-name="ce19" table:formula="of:=[.$B$8]*[.$B$3]*[.F5]/([.F5]+[.$B$4])" office:value-type="float" office:value="5.52898939680584" calcext:value-type="float">
            <text:p>5.5</text:p>
          </table:table-cell>
          <table:table-cell table:style-name="ce19" table:formula="of:=[.$B$8]*[.$B$3]*[.G5]/([.G5]+[.$B$4])" office:value-type="float" office:value="3.7784877160368" calcext:value-type="float">
            <text:p>3.8</text:p>
          </table:table-cell>
          <table:table-cell table:style-name="ce19" table:formula="of:=[.$B$8]*[.$B$3]*[.H5]/([.H5]+[.$B$4])" office:value-type="float" office:value="2.54087125242811" calcext:value-type="float">
            <text:p>2.5</text:p>
          </table:table-cell>
          <table:table-cell table:style-name="ce19" table:formula="of:=[.$B$8]*[.$B$3]*[.I5]/([.I5]+[.$B$4])" office:value-type="float" office:value="1.68950792367177" calcext:value-type="float">
            <text:p>1.7</text:p>
          </table:table-cell>
          <table:table-cell table:style-name="ce19" table:formula="of:=[.$B$8]*[.$B$3]*[.J5]/([.J5]+[.$B$4])" office:value-type="float" office:value="1.11482733128068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float" office:value="411940.571428571" calcext:value-type="float">
            <text:p>411941</text:p>
          </table:table-cell>
          <table:table-cell table:style-name="ce33" table:formula="of:=[.C9]/ADC_Step" office:value-type="float" office:value="321313.645714286" calcext:value-type="float">
            <text:p>321314</text:p>
          </table:table-cell>
          <table:table-cell table:style-name="ce33" table:formula="of:=[.D9]/ADC_Step" office:value-type="float" office:value="240061.919211823" calcext:value-type="float">
            <text:p>240062</text:p>
          </table:table-cell>
          <table:table-cell table:style-name="ce33" table:formula="of:=[.E9]/ADC_Step" office:value-type="float" office:value="172826.244830408" calcext:value-type="float">
            <text:p>172826</text:p>
          </table:table-cell>
          <table:table-cell table:style-name="ce33" table:formula="of:=[.F9]/ADC_Step" office:value-type="float" office:value="120782.616369689" calcext:value-type="float">
            <text:p>120783</text:p>
          </table:table-cell>
          <table:table-cell table:style-name="ce33" table:formula="of:=[.G9]/ADC_Step" office:value-type="float" office:value="82542.3236527293" calcext:value-type="float">
            <text:p>82542</text:p>
          </table:table-cell>
          <table:table-cell table:style-name="ce33" table:formula="of:=[.H9]/ADC_Step" office:value-type="float" office:value="55506.1794663761" calcext:value-type="float">
            <text:p>55506</text:p>
          </table:table-cell>
          <table:table-cell table:style-name="ce33" table:formula="of:=[.I9]/ADC_Step" office:value-type="float" office:value="36907.8637619176" calcext:value-type="float">
            <text:p>36908</text:p>
          </table:table-cell>
          <table:table-cell table:style-name="ce33" table:formula="of:=[.J9]/ADC_Step" office:value-type="float" office:value="24353.7746609368" calcext:value-type="float">
            <text:p>24354</text:p>
          </table:table-cell>
          <table:table-cell table:number-columns-repeated="5"/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float" office:value="0.0000457763671875" calcext:value-type="float">
            <text:p>4.6E-05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7" calcext:value-type="float">
            <text:p>2.7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13.5937440972908" calcext:value-type="float">
            <text:p>13.6</text:p>
          </table:table-cell>
          <table:table-cell table:number-columns-repeated="6"/>
        </table:table-row>
        <table:table-row table:style-name="ro1">
          <table:table-cell table:style-name="ce34"/>
          <table:table-cell table:number-columns-repeated="8"/>
          <table:table-cell table:style-name="Default"/>
          <table:table-cell table:style-name="ce145" office:value-type="string" calcext:value-type="string" table:number-columns-spanned="2" table:number-rows-spanned="1">
            <text:p>Adjustable gain</text:p>
          </table:table-cell>
          <table:covered-table-cell table:style-name="ce146"/>
          <table:table-cell table:style-name="ce146" table:number-columns-repeated="3"/>
        </table:table-row>
        <table:table-row table:style-name="ro1">
          <table:table-cell table:style-name="ce34"/>
          <table:table-cell table:number-columns-repeated="7"/>
          <table:table-cell table:style-name="Default"/>
          <table:table-cell table:style-name="ce135" office:value-type="string" calcext:value-type="string">
            <text:p>R1//R2</text:p>
          </table:table-cell>
          <table:table-cell table:style-name="ce135" office:value-type="string" calcext:value-type="string">
            <text:p>R1</text:p>
          </table:table-cell>
          <table:table-cell table:style-name="ce135" office:value-type="string" calcext:value-type="string">
            <text:p>R2</text:p>
          </table:table-cell>
          <table:table-cell table:style-name="ce135" office:value-type="string" calcext:value-type="string">
            <text:p>Rf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Av2</text:p>
          </table:table-cell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style-name="ce29" office:value-type="string" calcext:value-type="string">
            <text:p>Av =&gt;</text:p>
          </table:table-cell>
          <table:table-cell table:style-name="ce39" table:formula="of:=[.K14]*[.L14]/([.K14]+[.L14])" office:value-type="float" office:value="0.909090909090909" calcext:value-type="float">
            <text:p>0.909</text:p>
          </table:table-cell>
          <table:table-cell table:style-name="ce43" office:value-type="float" office:value="1" calcext:value-type="float">
            <text:p>1.0</text:p>
          </table:table-cell>
          <table:table-cell table:number-columns-repeated="2" table:style-name="ce43" office:value-type="float" office:value="10" calcext:value-type="float">
            <text:p>10.0</text:p>
          </table:table-cell>
          <table:table-cell table:style-name="ce39" table:formula="of:=([.$L$14]+[.$M$14])/[.$L$14]" office:value-type="float" office:value="2" calcext:value-type="float">
            <text:p>2.000</text:p>
          </table:table-cell>
          <table:table-cell table:style-name="ce39" table:formula="of:=([.$J$14]+[.$M$14])/[.$J$14]" office:value-type="float" office:value="12" calcext:value-type="float">
            <text:p>12.000</text:p>
          </table:table-cell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3:'Curve Fit - NTC_MF58,10K, B3950'.B31 'Curve Fit - NTC_MF58,10K, B3950'.E3:'Curve Fit - NTC_MF58,10K, B3950'.E31 'Curve Fit - NTC_MF58,10K, B3950'.M3:'Curve Fit - NTC_MF58,10K, B3950'.M31 'Curve Fit - NTC_MF58,10K, B3950'.N3:'Curve Fit - 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8:'Curve Fit - NTC_MF58,10K, B3950'.H48 'Curve Fit - NTC_MF58,10K, B3950'.A50:'Curve Fit - NTC_MF58,10K, B3950'.A50 'Curve Fit - NTC_MF58,10K, B3950'.B50:'Curve Fit - NTC_MF58,10K, B3950'.H50 'Curve Fit - NTC_MF58,10K, B3950'.B48:'Curve Fit - NTC_MF58,10K, B3950'.H48 'Curve Fit - NTC_MF58,10K, B3950'.A51:'Curve Fit - NTC_MF58,10K, B3950'.A51 'Curve Fit - NTC_MF58,10K, B3950'.B51:'Curve Fit - NTC_MF58,10K, B3950'.H51 'Curve Fit - NTC_MF58,10K, B3950'.B48:'Curve Fit - NTC_MF58,10K, B3950'.H48 'Curve Fit - NTC_MF58,10K, B3950'.A52:'Curve Fit - NTC_MF58,10K, B3950'.A52 'Curve Fit - NTC_MF58,10K, B3950'.B52:'Curve Fit - NTC_MF58,10K, B3950'.H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8:'Curve Fit - NTC_MF58,10K, B3950'.B78 'Curve Fit - NTC_MF58,10K, B3950'.E68:'Curve Fit - NTC_MF58,10K, B3950'.E78 'Curve Fit - NTC_MF58,10K, B3950'.H68:'Curve Fit - NTC_MF58,10K, B3950'.H108 'Curve Fit - NTC_MF58,10K, B3950'.I68:'Curve Fit - NTC_MF58,10K, B3950'.I108 'Curve Fit - NTC_MF58,10K, B3950'.H68:'Curve Fit - NTC_MF58,10K, B3950'.H78 'Curve Fit - NTC_MF58,10K, B3950'.I68:'Curve Fit - NTC_MF58,10K, B3950'.I78 'Curve Fit - NTC_MF58,10K, B3950'.H68:'Curve Fit - NTC_MF58,10K, B3950'.H78 'Curve Fit - NTC_MF58,10K, B3950'.I68:'Curve Fit - NTC_MF58,10K, B3950'.I78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1" table:default-cell-style-name="ce4"/>
        <table:table-column table:style-name="co8" table:default-cell-style-name="ce4"/>
        <table:table-column table:style-name="co9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1" table:default-cell-style-name="ce4"/>
        <table:table-column table:style-name="co1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6]/([.$B$45]+[.B49])" office:value-type="float" office:value="0.0000247917120555334" calcext:value-type="float">
            <text:p>2.48E-05</text:p>
          </table:table-cell>
          <table:table-cell table:style-name="ce54" table:formula="of:=[.$B$46]/([.$B$45]+[.C49])" office:value-type="float" office:value="0.0000284974093264249" calcext:value-type="float">
            <text:p>2.85E-05</text:p>
          </table:table-cell>
          <table:table-cell table:style-name="ce54" table:formula="of:=[.$B$46]/([.$B$45]+[.D49])" office:value-type="float" office:value="0.00003" calcext:value-type="float">
            <text:p>3.00E-05</text:p>
          </table:table-cell>
          <table:table-cell table:style-name="ce54" table:formula="of:=[.$B$46]/([.$B$45]+[.E49])" office:value-type="float" office:value="0.0000313387337252258" calcext:value-type="float">
            <text:p>3.13E-05</text:p>
          </table:table-cell>
          <table:table-cell table:style-name="ce54" table:formula="of:=[.$B$46]/([.$B$45]+[.F49])" office:value-type="float" office:value="0.0000320469244663701" calcext:value-type="float">
            <text:p>3.20E-05</text:p>
          </table:table-cell>
          <table:table-cell table:style-name="ce54" table:formula="of:=[.$B$46]/([.$B$45]+[.G49])" office:value-type="float" office:value="0.0000323380403147569" calcext:value-type="float">
            <text:p>3.23E-05</text:p>
          </table:table-cell>
          <table:table-cell table:style-name="ce54" table:formula="of:=[.$B$46]/([.$B$45]+[.H49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6]*[.B49]/([.$B$45]+[.B49])" office:value-type="float" office:value="0.820828794446656" calcext:value-type="float">
            <text:p>.82</text:p>
          </table:table-cell>
          <table:table-cell table:style-name="ce7" table:formula="of:=[.$B$46]*[.C49]/([.$B$45]+[.C49])" office:value-type="float" office:value="0.450259067357513" calcext:value-type="float">
            <text:p>.45</text:p>
          </table:table-cell>
          <table:table-cell table:style-name="ce7" table:formula="of:=[.$B$46]*[.D49]/([.$B$45]+[.D49])" office:value-type="float" office:value="0.3" calcext:value-type="float">
            <text:p>.30</text:p>
          </table:table-cell>
          <table:table-cell table:style-name="ce7" table:formula="of:=[.$B$46]*[.E49]/([.$B$45]+[.E49])" office:value-type="float" office:value="0.166126627477422" calcext:value-type="float">
            <text:p>.17</text:p>
          </table:table-cell>
          <table:table-cell table:style-name="ce7" table:formula="of:=[.$B$46]*[.F49]/([.$B$45]+[.F49])" office:value-type="float" office:value="0.0953075533629848" calcext:value-type="float">
            <text:p>.10</text:p>
          </table:table-cell>
          <table:table-cell table:style-name="ce7" table:formula="of:=[.$B$46]*[.G49]/([.$B$45]+[.G49])" office:value-type="float" office:value="0.0661959685243074" calcext:value-type="float">
            <text:p>.07</text:p>
          </table:table-cell>
          <table:table-cell table:style-name="ce7" table:formula="of:=[.$B$46]*[.H49]/([.$B$45]+[.H49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1]*[.$B$47]" office:value-type="float" office:value="1.64165758889331" calcext:value-type="float">
            <text:p>1.64</text:p>
          </table:table-cell>
          <table:table-cell table:style-name="ce58" table:formula="of:=[.C51]*[.$B$47]" office:value-type="float" office:value="0.900518134715026" calcext:value-type="float">
            <text:p>.90</text:p>
          </table:table-cell>
          <table:table-cell table:style-name="ce58" table:formula="of:=[.D51]*[.$B$47]" office:value-type="float" office:value="0.6" calcext:value-type="float">
            <text:p>.60</text:p>
          </table:table-cell>
          <table:table-cell table:style-name="ce58" table:formula="of:=[.E51]*[.$B$47]" office:value-type="float" office:value="0.332253254954844" calcext:value-type="float">
            <text:p>.33</text:p>
          </table:table-cell>
          <table:table-cell table:style-name="ce58" table:formula="of:=[.F51]*[.$B$47]" office:value-type="float" office:value="0.19061510672597" calcext:value-type="float">
            <text:p>.19</text:p>
          </table:table-cell>
          <table:table-cell table:style-name="ce58" table:formula="of:=[.G51]*[.$B$47]" office:value-type="float" office:value="0.132391937048615" calcext:value-type="float">
            <text:p>.13</text:p>
          </table:table-cell>
          <table:table-cell table:style-name="ce58" table:formula="of:=[.H51]*[.$B$47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1]^2*[.B50]" office:value-type="float" office:value="0.0167036616781441" calcext:value-type="float">
            <text:p>.02</text:p>
          </table:table-cell>
          <table:table-cell table:style-name="ce58" table:formula="of:=1000*[.C51]^2*[.C50]" office:value-type="float" office:value="0.00577737177490733" calcext:value-type="float">
            <text:p>.01</text:p>
          </table:table-cell>
          <table:table-cell table:style-name="ce58" table:formula="of:=1000*[.D51]^2*[.D50]" office:value-type="float" office:value="0.0027" calcext:value-type="float">
            <text:p>.00</text:p>
          </table:table-cell>
          <table:table-cell table:style-name="ce58" table:formula="of:=1000*[.E51]^2*[.E50]" office:value-type="float" office:value="0.00086488813950649" calcext:value-type="float">
            <text:p>.00</text:p>
          </table:table-cell>
          <table:table-cell table:style-name="ce58" table:formula="of:=1000*[.F51]^2*[.F50]" office:value-type="float" office:value="0.000291099191082468" calcext:value-type="float">
            <text:p>.00</text:p>
          </table:table-cell>
          <table:table-cell table:style-name="ce58" table:formula="of:=1000*[.G51]^2*[.G50]" office:value-type="float" office:value="0.000141702260931479" calcext:value-type="float">
            <text:p>.00</text:p>
          </table:table-cell>
          <table:table-cell table:style-name="ce58" table:formula="of:=1000*[.H51]^2*[.H50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7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8]*[.C57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8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8]+274.15" office:value-type="float" office:value="293.05" calcext:value-type="float">
            <text:p>293.05</text:p>
          </table:table-cell>
          <table:table-cell table:formula="of:=1/[.D68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1]*[.B68]^0 + [.G$72]*[.B68]^1 + [.G$73]*[.B68]^2)" office:value-type="float" office:value="293.318470905412" calcext:value-type="float">
            <text:p>293.32</text:p>
          </table:table-cell>
          <table:table-cell table:formula="of:= -274.15+1/([.G$71]*LN([.A68])^0 + [.G$72]*LN([.A68])^1 + [.G$73]*LN([.A68])^2)" office:value-type="float" office:value="19.1684709054122" calcext:value-type="float">
            <text:p>19.2</text:p>
          </table:table-cell>
          <table:table-cell table:style-name="ce114" table:formula="of:=([.I68]-[.C68])/[.I68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9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9]+274.15" office:value-type="float" office:value="294.85" calcext:value-type="float">
            <text:p>294.85</text:p>
          </table:table-cell>
          <table:table-cell table:formula="of:=1/[.D69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1]*[.B69]^0 + [.G$72]*[.B69]^1 + [.G$73]*[.B69]^2)" office:value-type="float" office:value="294.732222804269" calcext:value-type="float">
            <text:p>294.73</text:p>
          </table:table-cell>
          <table:table-cell table:formula="of:= -274.15+1/([.G$71]*LN([.A69])^0 + [.G$72]*LN([.A69])^1 + [.G$73]*LN([.A69])^2)" office:value-type="float" office:value="20.5822228042691" calcext:value-type="float">
            <text:p>20.6</text:p>
          </table:table-cell>
          <table:table-cell table:style-name="ce114" table:formula="of:=([.I69]-[.C69])/[.I69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70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70]+274.15" office:value-type="float" office:value="304.15" calcext:value-type="float">
            <text:p>304.15</text:p>
          </table:table-cell>
          <table:table-cell table:formula="of:=1/[.D7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1]*[.B70]^0 + [.G$72]*[.B70]^1 + [.G$73]*[.B70]^2)" office:value-type="float" office:value="304.51663621047" calcext:value-type="float">
            <text:p>304.52</text:p>
          </table:table-cell>
          <table:table-cell table:formula="of:= -274.15+1/([.G$71]*LN([.A70])^0 + [.G$72]*LN([.A70])^1 + [.G$73]*LN([.A70])^2)" office:value-type="float" office:value="30.3666362104705" calcext:value-type="float">
            <text:p>30.4</text:p>
          </table:table-cell>
          <table:table-cell table:style-name="ce114" table:formula="of:=([.I70]-[.C70])/[.I70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1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1]+274.15" office:value-type="float" office:value="307.95" calcext:value-type="float">
            <text:p>307.95</text:p>
          </table:table-cell>
          <table:table-cell table:formula="of:=1/[.D71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1]*[.B71]^0 + [.G$72]*[.B71]^1 + [.G$73]*[.B71]^2)" office:value-type="float" office:value="307.502302047477" calcext:value-type="float">
            <text:p>307.50</text:p>
          </table:table-cell>
          <table:table-cell table:formula="of:= -274.15+1/([.G$71]*LN([.A71])^0 + [.G$72]*LN([.A71])^1 + [.G$73]*LN([.A71])^2)" office:value-type="float" office:value="33.3523020474772" calcext:value-type="float">
            <text:p>33.4</text:p>
          </table:table-cell>
          <table:table-cell table:style-name="ce114" table:formula="of:=([.I71]-[.C71])/[.I71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1];[.$L$67]-(1+INT(LOG10(ABS([.G71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2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2]+274.15" office:value-type="float" office:value="311.35" calcext:value-type="float">
            <text:p>311.35</text:p>
          </table:table-cell>
          <table:table-cell table:formula="of:=1/[.D72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1]*[.B72]^0 + [.G$72]*[.B72]^1 + [.G$73]*[.B72]^2)" office:value-type="float" office:value="310.963782426314" calcext:value-type="float">
            <text:p>310.96</text:p>
          </table:table-cell>
          <table:table-cell table:formula="of:= -274.15+1/([.G$71]*LN([.A72])^0 + [.G$72]*LN([.A72])^1 + [.G$73]*LN([.A72])^2)" office:value-type="float" office:value="36.8137824263137" calcext:value-type="float">
            <text:p>36.8</text:p>
          </table:table-cell>
          <table:table-cell table:style-name="ce114" table:formula="of:=([.I72]-[.C72])/[.I72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2];[.$L$67]-(1+INT(LOG10(ABS([.G72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3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3]+274.15" office:value-type="float" office:value="314.15" calcext:value-type="float">
            <text:p>314.15</text:p>
          </table:table-cell>
          <table:table-cell table:formula="of:=1/[.D73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1]*[.B73]^0 + [.G$72]*[.B73]^1 + [.G$73]*[.B73]^2)" office:value-type="float" office:value="313.710935534986" calcext:value-type="float">
            <text:p>313.71</text:p>
          </table:table-cell>
          <table:table-cell table:formula="of:= -274.15+1/([.G$71]*LN([.A73])^0 + [.G$72]*LN([.A73])^1 + [.G$73]*LN([.A73])^2)" office:value-type="float" office:value="39.560935534986" calcext:value-type="float">
            <text:p>39.6</text:p>
          </table:table-cell>
          <table:table-cell table:style-name="ce114" table:formula="of:=([.I73]-[.C73])/[.I73]" office:value-type="percentage" office:value="-0.011098434834175" calcext:value-type="percentage">
            <text:p>-1.11%</text:p>
          </table:table-cell>
          <table:table-cell/>
          <table:table-cell table:style-name="ce116" table:formula="of:=ROUND([.G73];[.$L$67]-(1+INT(LOG10(ABS([.G73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4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4]+274.15" office:value-type="float" office:value="323.75" calcext:value-type="float">
            <text:p>323.75</text:p>
          </table:table-cell>
          <table:table-cell table:formula="of:=1/[.D74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1]*[.B74]^0 + [.G$72]*[.B74]^1 + [.G$73]*[.B74]^2)" office:value-type="float" office:value="324.604225462494" calcext:value-type="float">
            <text:p>324.60</text:p>
          </table:table-cell>
          <table:table-cell table:formula="of:= -274.15+1/([.G$71]*LN([.A74])^0 + [.G$72]*LN([.A74])^1 + [.G$73]*LN([.A74])^2)" office:value-type="float" office:value="50.4542254624938" calcext:value-type="float">
            <text:p>50.5</text:p>
          </table:table-cell>
          <table:table-cell table:style-name="ce114" table:formula="of:=([.I74]-[.C74])/[.I74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5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5]+274.15" office:value-type="float" office:value="329.15" calcext:value-type="float">
            <text:p>329.15</text:p>
          </table:table-cell>
          <table:table-cell table:formula="of:=1/[.D75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1]*[.B75]^0 + [.G$72]*[.B75]^1 + [.G$73]*[.B75]^2)" office:value-type="float" office:value="329.425921328862" calcext:value-type="float">
            <text:p>329.43</text:p>
          </table:table-cell>
          <table:table-cell table:formula="of:= -274.15+1/([.G$71]*LN([.A75])^0 + [.G$72]*LN([.A75])^1 + [.G$73]*LN([.A75])^2)" office:value-type="float" office:value="55.2759213288616" calcext:value-type="float">
            <text:p>55.3</text:p>
          </table:table-cell>
          <table:table-cell table:style-name="ce114" table:formula="of:=([.I75]-[.C75])/[.I75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6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6]+274.15" office:value-type="float" office:value="334.15" calcext:value-type="float">
            <text:p>334.15</text:p>
          </table:table-cell>
          <table:table-cell table:formula="of:=1/[.D76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1]*[.B76]^0 + [.G$72]*[.B76]^1 + [.G$73]*[.B76]^2)" office:value-type="float" office:value="334.204840162037" calcext:value-type="float">
            <text:p>334.20</text:p>
          </table:table-cell>
          <table:table-cell table:formula="of:= -274.15+1/([.G$71]*LN([.A76])^0 + [.G$72]*LN([.A76])^1 + [.G$73]*LN([.A76])^2)" office:value-type="float" office:value="60.0548401620366" calcext:value-type="float">
            <text:p>60.1</text:p>
          </table:table-cell>
          <table:table-cell table:style-name="ce114" table:formula="of:=([.I76]-[.C76])/[.I76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7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7]+274.15" office:value-type="float" office:value="339.15" calcext:value-type="float">
            <text:p>339.15</text:p>
          </table:table-cell>
          <table:table-cell table:formula="of:=1/[.D77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1]*[.B77]^0 + [.G$72]*[.B77]^1 + [.G$73]*[.B77]^2)" office:value-type="float" office:value="338.969453495609" calcext:value-type="float">
            <text:p>338.97</text:p>
          </table:table-cell>
          <table:table-cell table:formula="of:= -274.15+1/([.G$71]*LN([.A77])^0 + [.G$72]*LN([.A77])^1 + [.G$73]*LN([.A77])^2)" office:value-type="float" office:value="64.8194534956088" calcext:value-type="float">
            <text:p>64.8</text:p>
          </table:table-cell>
          <table:table-cell table:style-name="ce114" table:formula="of:=([.I77]-[.C77])/[.I77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8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8]+274.15" office:value-type="float" office:value="344.15" calcext:value-type="float">
            <text:p>344.15</text:p>
          </table:table-cell>
          <table:table-cell table:formula="of:=1/[.D7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1]*[.B78]^0 + [.G$72]*[.B78]^1 + [.G$73]*[.B78]^2)" office:value-type="float" office:value="343.895744510149" calcext:value-type="float">
            <text:p>343.90</text:p>
          </table:table-cell>
          <table:table-cell table:formula="of:= -274.15+1/([.G$71]*LN([.A78])^0 + [.G$72]*LN([.A78])^1 + [.G$73]*LN([.A78])^2)" office:value-type="float" office:value="69.7457445101491" calcext:value-type="float">
            <text:p>69.7</text:p>
          </table:table-cell>
          <table:table-cell table:style-name="ce114" table:formula="of:=([.I78]-[.C78])/[.I78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2:'Curve Fit - NTC_MF58,10K, B3950'.H53">
            <calcext:condition calcext:apply-style-name="Error" calcext:value="&gt;[$'Curve Fit - NTC_MF58,10K, B3950'.$B$54]" calcext:base-cell-address="'Curve Fit - NTC_MF58,10K, B3950'.B52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3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ADC_Step" table:target-range-address="'Weller WT-50 Calculations'.C15:'Weller WT-50 Calculations'.C15" table:on-update-keep-styles="true" table:on-update-keep-size="false" table:orientation="column"/>
        <table:database-range table:name="Av" table:target-range-address="'Weller WT-50 Calculations'.J3:'Weller WT-50 Calculations'.J3" table:orientation="column"/>
        <table:database-range table:name="Avp" table:target-range-address="'Weller WT-50 Calculations'.K3:'Weller WT-50 Calculations'.K3" table:orientation="column"/>
        <table:database-range table:name="Avs" table:target-range-address="'Weller WT-50 Calculations'.K3:'Weller WT-50 Calculations'.K3" table:orientation="column"/>
        <table:database-range table:name="Rbias" table:target-range-address="'Weller WT-50 Calculations'.B3:'Weller WT-50 Calculations'.B3" table:orientation="column"/>
        <table:database-range table:name="Rbias_eff" table:target-range-address="'Weller WT-50 Calculations'.E3:'Weller WT-50 Calculations'.E3" table:orientation="column"/>
        <table:database-range table:name="Rfp" table:target-range-address="'Weller WT-50 Calculations'.H3:'Weller WT-50 Calculations'.H3" table:orientation="column"/>
        <table:database-range table:name="Rfs" table:target-range-address="'Weller WT-50 Calculations'.J3:'Weller WT-50 Calculations'.J3" table:orientation="column"/>
        <table:database-range table:name="Rip" table:target-range-address="'Weller WT-50 Calculations'.G3:'Weller WT-50 Calculations'.G3" table:orientation="column"/>
        <table:database-range table:name="Ris" table:target-range-address="'Weller WT-50 Calculations'.J3:'Weller WT-50 Calculations'.J3" table:orientation="column"/>
        <table:database-range table:name="Rop_amp" table:target-range-address="'Weller WT-50 Calculations'.A3:'Weller WT-50 Calculations'.A3" table:on-update-keep-styles="true" table:on-update-keep-size="false" table:orientation="column"/>
        <table:database-range table:name="Rpup" table:target-range-address="'Weller WT-50 Calculations'.I3:'Weller WT-50 Calculations'.I3" table:orientation="column"/>
        <table:database-range table:name="Rth" table:target-range-address="'Weller WT-50 Calculations'.F3:'Weller WT-50 Calculations'.F3" table:orientation="column"/>
        <table:database-range table:name="Vbias" table:target-range-address="'Weller WT-50 Calculations'.C3:'Weller WT-50 Calculations'.C3" table:orientation="column"/>
        <table:database-range table:name="Vth" table:target-range-address="'Weller WT-50 Calculations'.D3:'Weller WT-50 Calculations'.D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6:38:39.394512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8-01T16:56:38.268269984</dc:date>
    <dc:creator>Peter O'Donoghue</dc:creator>
    <meta:editing-duration>P1DT10H52M27S</meta:editing-duration>
    <meta:editing-cycles>40</meta:editing-cycles>
    <meta:generator>LibreOffice/6.4.7.2$Linux_X86_64 LibreOffice_project/40$Build-2</meta:generator>
    <meta:document-statistic meta:table-count="4" meta:cell-count="1850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048cm" svg:y="2.893cm" style:legend-expansion="high" chart:style-name="ch2"/>
        <chart:plot-area chart:style-name="ch3" table:cell-range-address="'Weller WT-50 Calculations'.A7:'Weller WT-50 Calculations'.A13 'Weller WT-50 Calculations'.C6:'Weller WT-50 Calculations'.C13" chart:data-source-has-labels="row" svg:x="0.204cm" svg:y="0.127cm" svg:width="6.64cm" svg:height="6.131cm">
          <chartooo:coordinate-region svg:x="1.116cm" svg:y="0.326cm" svg:width="5.541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7:'Weller WT-50 Calculations'.C13" chart:label-cell-address="'Weller WT-50 Calculations'.C6:'Weller WT-50 Calculations'.C6" chart:class="chart:scatter">
            <chart:domain table:cell-range-address="'Weller WT-50 Calculations'.A7:'Weller WT-50 Calculations'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(V)</text:p>
                <draw:g>
                  <svg:desc>'Weller WT-50 Calculations'.C6:'Weller WT-50 Calculations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7:'Weller WT-50 Calculations'.A13</svg:desc>
                </draw:g>
              </table:table-cell>
              <table:table-cell office:value-type="float" office:value="0.3064576334348">
                <text:p>0.3064576334348</text:p>
                <draw:g>
                  <svg:desc>'Weller WT-50 Calculations'.C7:'Weller WT-50 Calculation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673831329556902">
                <text:p>0.673831329556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00524364275236">
                <text:p>1.00524364275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.71250490044235">
                <text:p>1.71250490044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.98690033497636">
                <text:p>1.98690033497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.13924341960575">
                <text:p>2.13924341960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.44371805956845">
                <text:p>2.44371805956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9:'Weller WT-50 Calculations'.B43 'Weller WT-50 Calculations'.G39:'Weller WT-50 Calculations'.G43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9:'Weller WT-50 Calculations'.B43" chart:class="chart:scatter">
            <chart:domain table:cell-range-address="'Weller WT-50 Calculations'.A39:'Weller WT-50 Calculations'.A43"/>
            <chart:data-point chart:repeated="5"/>
          </chart:series>
          <chart:series chart:style-name="ch7" chart:values-cell-range-address="'Weller WT-50 Calculations'.G39:'Weller WT-50 Calculations'.G43" chart:class="chart:scatter">
            <chart:domain table:cell-range-address="'Weller WT-50 Calculations'.F39:'Weller WT-50 Calculations'.F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9:'Weller WT-50 Calculations'.F43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9:'Weller WT-50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9:'Weller WT-50 Calculations'.B43 'Weller WT-50 Calculations'.B38:'Weller WT-50 Calculations'.B38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9:'Weller WT-50 Calculations'.B43" chart:label-cell-address="'Weller WT-50 Calculations'.B38:'Weller WT-50 Calculations'.B38" chart:class="chart:scatter">
            <chart:domain table:cell-range-address="'Weller WT-50 Calculations'.A39:'Weller WT-50 Calculations'.A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8:'Weller WT-50 Calculations'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1.8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TC Voltage Divider'.B5:'NTC Voltage Divider'.J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8.45">
                <text:p>8.45</text:p>
              </table:table-cell>
              <table:table-cell office:value-type="float" office:value="5.4925">
                <text:p>5.4925</text:p>
              </table:table-cell>
              <table:table-cell office:value-type="float" office:value="3.570125">
                <text:p>3.570125</text:p>
              </table:table-cell>
              <table:table-cell office:value-type="float" office:value="2.32058125">
                <text:p>2.32058125</text:p>
              </table:table-cell>
              <table:table-cell office:value-type="float" office:value="1.5083778125">
                <text:p>1.5083778125</text:p>
              </table:table-cell>
              <table:table-cell office:value-type="float" office:value="0.980445578125">
                <text:p>0.980445578125</text:p>
              </table:table-cell>
              <table:table-cell office:value-type="float" office:value="0.63728962578125">
                <text:p>0.63728962578125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18.8571428571429">
                <text:p>18.8571428571429</text:p>
                <draw:g>
                  <svg:desc>'NTC Voltage Divider'.B9:'NTC Voltage Divider'.J9</svg:desc>
                </draw:g>
              </table:table-cell>
              <table:table-cell office:value-type="float" office:value="14.7085714285714">
                <text:p>14.7085714285714</text:p>
              </table:table-cell>
              <table:table-cell office:value-type="float" office:value="10.9891625615764">
                <text:p>10.9891625615764</text:p>
              </table:table-cell>
              <table:table-cell office:value-type="float" office:value="7.91135764299354">
                <text:p>7.91135764299354</text:p>
              </table:table-cell>
              <table:table-cell office:value-type="float" office:value="5.52898939680584">
                <text:p>5.52898939680584</text:p>
              </table:table-cell>
              <table:table-cell office:value-type="float" office:value="3.7784877160368">
                <text:p>3.7784877160368</text:p>
              </table:table-cell>
              <table:table-cell office:value-type="float" office:value="2.54087125242811">
                <text:p>2.54087125242811</text:p>
              </table:table-cell>
              <table:table-cell office:value-type="float" office:value="1.68950792367177">
                <text:p>1.68950792367177</text:p>
              </table:table-cell>
              <table:table-cell office:value-type="float" office:value="1.11482733128068">
                <text:p>1.114827331280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8:'Curve Fit - NTC_MF58,10K, B3950'.H48 'Curve Fit - NTC_MF58,10K, B3950'.A50:'Curve Fit - NTC_MF58,10K, B3950'.H52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50:'Curve Fit - NTC_MF58,10K, B3950'.H50" chart:label-cell-address="'Curve Fit - NTC_MF58,10K, B3950'.A50:'Curve Fit - NTC_MF58,10K, B3950'.A50" chart:class="chart:scatter">
            <chart:domain table:cell-range-address="'Curve Fit - NTC_MF58,10K, B3950'.B48:'Curve Fit - NTC_MF58,10K, B3950'.H48"/>
            <chart:data-point chart:repeated="7"/>
          </chart:series>
          <chart:series chart:style-name="ch8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series chart:style-name="ch9" chart:values-cell-range-address="'Curve Fit - NTC_MF58,10K, B3950'.B52:'Curve Fit - NTC_MF58,10K, B3950'.H52" chart:label-cell-address="'Curve Fit - NTC_MF58,10K, B3950'.A52:'Curve Fit - NTC_MF58,10K, B3950'.A5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8:'Curve Fit - NTC_MF58,10K, B3950'.H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2:'Curve Fit - NTC_MF58,10K, B3950'.A52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2:'Curve Fit - NTC_MF58,10K, B3950'.H52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3:'Curve Fit - NTC_MF58,10K, B3950'.B31 'Curve Fit - NTC_MF58,10K, B3950'.E3:'Curve Fit - NTC_MF58,10K, B3950'.E31 'Curve Fit - NTC_MF58,10K, B3950'.N3:'Curve Fit - 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3:'Curve Fit - NTC_MF58,10K, B3950'.E31" chart:class="chart:scatter">
            <chart:domain table:cell-range-address="'Curve Fit - NTC_MF58,10K, B3950'.B3:'Curve Fit - NTC_MF58,10K, B3950'.B31"/>
            <chart:data-point chart:repeated="29"/>
          </chart:series>
          <chart:series chart:style-name="ch6" chart:values-cell-range-address="'Curve Fit - NTC_MF58,10K, B3950'.N3:'Curve Fit - NTC_MF58,10K, B3950'.N31" chart:class="chart:scatter">
            <chart:domain table:cell-range-address="'Curve Fit - NTC_MF58,10K, B3950'.M3:'Curve Fit - 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3:'Curve Fit - 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3:'Curve Fit - 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3:'Curve Fit - 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3:'Curve Fit - 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8:'Curve Fit - NTC_MF58,10K, B3950'.B78 'Curve Fit - NTC_MF58,10K, B3950'.E68:'Curve Fit - NTC_MF58,10K, B3950'.E78 'Curve Fit - NTC_MF58,10K, B3950'.I68:'Curve Fit - NTC_MF58,10K, B3950'.I108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8:'Curve Fit - NTC_MF58,10K, B3950'.E78" chart:class="chart:scatter">
            <chart:domain table:cell-range-address="'Curve Fit - NTC_MF58,10K, B3950'.B68:'Curve Fit - NTC_MF58,10K, B3950'.B78"/>
            <chart:data-point chart:repeated="11"/>
          </chart:series>
          <chart:series chart:style-name="ch7" chart:values-cell-range-address="'Curve Fit - NTC_MF58,10K, B3950'.I68:'Curve Fit - NTC_MF58,10K, B3950'.I108" chart:class="chart:scatter">
            <chart:domain table:cell-range-address="'Curve Fit - NTC_MF58,10K, B3950'.H68:'Curve Fit - NTC_MF58,10K, B3950'.H108"/>
            <chart:data-point chart:repeated="41"/>
          </chart:series>
          <chart:series chart:style-name="ch8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series chart:style-name="ch9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8:'Curve Fit - NTC_MF58,10K, B3950'.B78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8:'Curve Fit - NTC_MF58,10K, B3950'.E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10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10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